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_20_left">
      <style:text-properties officeooo:rsid="0023d6d8" officeooo:paragraph-rsid="0023d6d8"/>
    </style:style>
    <style:style style:name="P2" style:family="paragraph" style:parent-style-name="Text_20_body">
      <style:paragraph-properties fo:text-align="justify" style:justify-single-word="false"/>
      <style:text-properties style:font-name="Liberation Serif"/>
    </style:style>
    <style:style style:name="P3" style:family="paragraph" style:parent-style-name="Text_20_body">
      <style:paragraph-properties fo:text-align="justify" style:justify-single-word="false"/>
      <style:text-properties style:font-name="Liberation Serif" officeooo:paragraph-rsid="0016ba87"/>
    </style:style>
    <style:style style:name="P4" style:family="paragraph" style:parent-style-name="Text_20_body">
      <style:paragraph-properties fo:text-align="start" style:justify-single-word="false">
        <style:tab-stops>
          <style:tab-stop style:position="1.5in"/>
        </style:tab-stops>
      </style:paragraph-properties>
    </style:style>
    <style:style style:name="P5" style:family="paragraph" style:parent-style-name="Text_20_body">
      <style:paragraph-properties fo:text-align="center" style:justify-single-word="false"/>
      <style:text-properties style:font-name="Bitstream Charter" fo:font-size="16pt" fo:font-weight="bold" officeooo:paragraph-rsid="0027f8ad"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Bitstream Charter" fo:font-size="14pt" fo:font-weight="bold" officeooo:paragraph-rsid="0027f8a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Bitstream Charter" fo:font-size="10pt" fo:font-style="italic" fo:font-weight="normal" officeooo:rsid="0027f8ad" officeooo:paragraph-rsid="0027f8ad" style:font-size-asian="8.75pt" style:font-style-asian="italic" style:font-weight-asian="normal" style:font-size-complex="10pt" style:font-style-complex="italic" style:font-weight-complex="normal"/>
    </style:style>
    <style:style style:name="P8" style:family="paragraph" style:parent-style-name="Text_20_body">
      <style:paragraph-properties fo:text-align="center" style:justify-single-word="false"/>
      <style:text-properties style:font-name="Bitstream Charter" fo:font-size="32pt" fo:font-weight="bold" officeooo:paragraph-rsid="0027f8ad" style:font-size-asian="32pt" style:font-weight-asian="bold" style:font-size-complex="32pt" style:font-weight-complex="bold"/>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start" style:justify-single-word="false" fo:text-indent="0in" style:auto-text-indent="false" style:page-number="auto" fo:background-color="transparent">
        <style:tab-stops>
          <style:tab-stop style:position="2.8126in"/>
        </style:tab-stops>
      </style:paragraph-properties>
      <style:text-properties style:font-name="Liberation Serif"/>
    </style:style>
    <style:style style:name="P10" style:family="paragraph" style:parent-style-name="Text_20_body" style:master-page-name="">
      <loext:graphic-properties draw:fill="none"/>
      <style:paragraph-properties fo:margin-left="2in" fo:margin-right="0in" fo:margin-top="0in" fo:margin-bottom="0.0972in" style:contextual-spacing="false" fo:line-height="115%" fo:text-align="justify" style:justify-single-word="false" fo:text-indent="-0.3118in" style:auto-text-indent="false" style:page-number="auto" fo:background-color="transparent"/>
      <style:text-properties style:font-name="Liberation Serif" officeooo:paragraph-rsid="000d2221"/>
    </style:style>
    <style:style style:name="P11" style:family="paragraph" style:parent-style-name="Text_20_body">
      <loext:graphic-properties draw:fill="none"/>
      <style:paragraph-properties fo:margin-left="2in" fo:margin-right="0in" fo:margin-top="0in" fo:margin-bottom="0.0972in" style:contextual-spacing="false" fo:line-height="115%" fo:text-align="justify" style:justify-single-word="false" fo:text-indent="-0.3118in" style:auto-text-indent="false" fo:background-color="transparent"/>
      <style:text-properties style:font-name="Liberation Serif" officeooo:paragraph-rsid="000d2221"/>
    </style:style>
    <style:style style:name="P12" style:family="paragraph" style:parent-style-name="Text_20_body" style:master-page-name="">
      <loext:graphic-properties draw:fill="none"/>
      <style:paragraph-properties fo:margin-left="1.75in" fo:margin-right="0in" fo:margin-top="0in" fo:margin-bottom="0.0972in" style:contextual-spacing="false" fo:line-height="115%" fo:text-align="justify" style:justify-single-word="false" fo:text-indent="-0.6252in" style:auto-text-indent="false" style:page-number="auto" fo:background-color="transparent">
        <style:tab-stops>
          <style:tab-stop style:position="1.1563in"/>
        </style:tab-stops>
      </style:paragraph-properties>
    </style:style>
    <style:style style:name="P13"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14" style:family="paragraph" style:parent-style-name="Text_20_body">
      <style:paragraph-properties fo:margin-left="1.75in" fo:margin-right="0in" fo:text-indent="-0.6252in" style:auto-text-indent="false">
        <style:tab-stops>
          <style:tab-stop style:position="1.1563in"/>
        </style:tab-stops>
      </style:paragraph-properties>
    </style:style>
    <style:style style:name="P15" style:family="paragraph" style:parent-style-name="Text_20_body">
      <style:paragraph-properties fo:margin-left="1.75in" fo:margin-right="0in" fo:text-indent="-0.6252in" style:auto-text-indent="false">
        <style:tab-stops>
          <style:tab-stop style:position="1.1563in"/>
        </style:tab-stops>
      </style:paragraph-properties>
      <style:text-properties officeooo:paragraph-rsid="0016ba87"/>
    </style:style>
    <style:style style:name="P16" style:family="paragraph" style:parent-style-name="Text_20_body">
      <style:paragraph-properties fo:margin-left="1.75in" fo:margin-right="0in" fo:text-indent="-0.6252in" style:auto-text-indent="false">
        <style:tab-stops>
          <style:tab-stop style:position="1.1563in"/>
        </style:tab-stops>
      </style:paragraph-properties>
      <style:text-properties style:font-name="Liberation Serif"/>
    </style:style>
    <style:style style:name="P17" style:family="paragraph" style:parent-style-name="Text_20_body" style:master-page-name="">
      <loext:graphic-properties draw:fill="none"/>
      <style:paragraph-properties fo:margin-left="1.1252in" fo:margin-right="0in" fo:margin-top="0in" fo:margin-bottom="0.0972in" style:contextual-spacing="false" fo:line-height="115%" fo:text-align="justify" style:justify-single-word="false" fo:text-indent="-1.1252in" style:auto-text-indent="false" style:page-number="auto" fo:background-color="transparent">
        <style:tab-stops>
          <style:tab-stop style:position="1.1563in"/>
        </style:tab-stops>
      </style:paragraph-properties>
      <style:text-properties style:font-name="Liberation Serif"/>
    </style:style>
    <style:style style:name="P18" style:family="paragraph" style:parent-style-name="Text_20_body" style:master-page-name="">
      <style:paragraph-properties fo:margin-left="1.1252in" fo:margin-right="0in" fo:text-indent="-1.1252in" style:auto-text-indent="false" style:page-number="auto">
        <style:tab-stops>
          <style:tab-stop style:position="1.1563in"/>
        </style:tab-stops>
      </style:paragraph-properties>
    </style:style>
    <style:style style:name="P19" style:family="paragraph" style:parent-style-name="Text_20_body" style:master-page-name="">
      <style:paragraph-properties fo:margin-left="1.1252in" fo:margin-right="0in" fo:text-indent="-1.1252in" style:auto-text-indent="false" style:page-number="auto">
        <style:tab-stops>
          <style:tab-stop style:position="1.1563in"/>
        </style:tab-stops>
      </style:paragraph-properties>
      <style:text-properties officeooo:paragraph-rsid="0016ba87"/>
    </style:style>
    <style:style style:name="P20" style:family="paragraph" style:parent-style-name="Text_20_body">
      <style:paragraph-properties fo:margin-left="1.1252in" fo:margin-right="0in" fo:text-indent="-1.1252in" style:auto-text-indent="false">
        <style:tab-stops>
          <style:tab-stop style:position="1.1563in"/>
        </style:tab-stops>
      </style:paragraph-properties>
    </style:style>
    <style:style style:name="P21" style:family="paragraph" style:parent-style-name="Text_20_body">
      <style:paragraph-properties fo:margin-left="1.1252in" fo:margin-right="0in" fo:text-indent="-1.1252in" style:auto-text-indent="false">
        <style:tab-stops>
          <style:tab-stop style:position="1.1563in"/>
        </style:tab-stops>
      </style:paragraph-properties>
      <style:text-properties style:font-name="Liberation Serif"/>
    </style:style>
    <style:style style:name="P22" style:family="paragraph" style:parent-style-name="Text_20_body" style:master-page-name="">
      <loext:graphic-properties draw:fill="none"/>
      <style:paragraph-properties fo:margin-left="2.25in" fo:margin-right="0in" fo:margin-top="0in" fo:margin-bottom="0.0972in" style:contextual-spacing="false" fo:line-height="115%" fo:text-align="justify" style:justify-single-word="false" fo:text-indent="-0.5in" style:auto-text-indent="false" style:page-number="auto" fo:background-color="transparent"/>
      <style:text-properties style:font-name="Liberation Serif"/>
    </style:style>
    <style:style style:name="P23" style:family="paragraph" style:parent-style-name="Text_20_body" style:master-page-name="">
      <style:paragraph-properties fo:margin-left="2.25in" fo:margin-right="0in" fo:text-indent="-0.5in" style:auto-text-indent="false" style:page-number="auto"/>
    </style:style>
    <style:style style:name="P24" style:family="paragraph" style:parent-style-name="Text_20_body">
      <style:paragraph-properties fo:margin-left="2.25in" fo:margin-right="0in" fo:text-indent="-0.5in" style:auto-text-indent="false"/>
    </style:style>
    <style:style style:name="P25" style:family="paragraph" style:parent-style-name="Text_20_body">
      <style:paragraph-properties fo:margin-left="2.25in" fo:margin-right="0in" fo:text-indent="-0.5in" style:auto-text-indent="false"/>
      <style:text-properties style:font-name="Liberation Serif"/>
    </style:style>
    <style:style style:name="P26" style:family="paragraph" style:parent-style-name="Text_20_body" style:master-page-name="">
      <loext:graphic-properties draw:fill="none"/>
      <style:paragraph-properties fo:margin-left="1.5in" fo:margin-right="0in" fo:margin-top="0in" fo:margin-bottom="0.0972in" style:contextual-spacing="false" fo:line-height="115%" fo:text-align="justify" style:justify-single-word="false" fo:text-indent="-1.25in" style:auto-text-indent="false" style:page-number="auto" fo:background-color="transparent">
        <style:tab-stops>
          <style:tab-stop style:position="1.1563in"/>
        </style:tab-stops>
      </style:paragraph-properties>
    </style:style>
    <style:style style:name="P27" style:family="paragraph" style:parent-style-name="Text_20_body">
      <loext:graphic-properties draw:fill="none"/>
      <style:paragraph-properties fo:margin-left="1.5in" fo:margin-right="0in" fo:margin-top="0in" fo:margin-bottom="0.0972in" style:contextual-spacing="false" fo:line-height="115%" fo:text-align="justify" style:justify-single-word="false" fo:text-indent="-1.25in" style:auto-text-indent="false" fo:background-color="transparent">
        <style:tab-stops>
          <style:tab-stop style:position="1.1563in"/>
        </style:tab-stops>
      </style:paragraph-properties>
    </style:style>
    <style:style style:name="P28" style:family="paragraph" style:parent-style-name="Text_20_body" style:master-page-name="">
      <loext:graphic-properties draw:fill="none"/>
      <style:paragraph-properties fo:margin-left="0.5in" fo:margin-right="0in" fo:margin-top="0in" fo:margin-bottom="0.0972in" style:contextual-spacing="false" fo:line-height="115%" fo:text-align="start" style:justify-single-word="false" fo:text-indent="0in" style:auto-text-indent="false" style:page-number="auto" fo:background-color="transparent"/>
      <style:text-properties style:font-name="Liberation Mono" fo:font-size="8pt" style:font-size-asian="8pt" style:font-size-complex="8pt"/>
    </style:style>
    <style:style style:name="P29" style:family="paragraph" style:parent-style-name="Text_20_body" style:master-page-name="">
      <loext:graphic-properties draw:fill="none"/>
      <style:paragraph-properties fo:margin-left="2.1252in" fo:margin-right="0in" fo:margin-top="0in" fo:margin-bottom="0.0972in" style:contextual-spacing="false" fo:line-height="115%" fo:text-align="justify" style:justify-single-word="false" fo:text-indent="-1in" style:auto-text-indent="false" style:page-number="auto" fo:background-color="transparent">
        <style:tab-stops/>
      </style:paragraph-properties>
      <style:text-properties style:font-name="Liberation Mono" fo:font-size="9pt" style:font-size-asian="9pt" style:font-size-complex="9pt"/>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Contents_20_2">
      <style:paragraph-properties>
        <style:tab-stops>
          <style:tab-stop style:position="6.4984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53in" style:type="right" style:leader-style="dotted" style:leader-text="."/>
        </style:tab-stops>
      </style:paragraph-properties>
    </style:style>
    <style:style style:name="P34" style:family="paragraph" style:parent-style-name="Contents_20_2">
      <style:paragraph-properties>
        <style:tab-stops>
          <style:tab-stop style:position="6.4984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2">
      <style:text-properties officeooo:rsid="00308a5c" officeooo:paragraph-rsid="00308a5c"/>
    </style:style>
    <style:style style:name="P37" style:family="paragraph" style:parent-style-name="Text_20_body" style:master-page-name="First_20_Page">
      <style:paragraph-properties fo:text-align="center" style:justify-single-word="false" style:page-number="auto"/>
      <style:text-properties style:font-name="Bitstream Charter" fo:font-size="16pt" fo:font-weight="bold" officeooo:paragraph-rsid="0027f8ad" style:font-size-asian="16pt" style:font-weight-asian="bold" style:font-size-complex="16pt" style:font-weight-complex="bold"/>
    </style:style>
    <style:style style:name="P38" style:family="paragraph" style:parent-style-name="Text_20_body" style:list-style-name="L1">
      <style:paragraph-properties fo:text-align="justify" style:justify-single-word="false"/>
      <style:text-properties style:font-name="Liberation Serif" officeooo:rsid="002d575d" officeooo:paragraph-rsid="002d575d"/>
    </style:style>
    <style:style style:name="P39" style:family="paragraph" style:parent-style-name="Text_20_body">
      <style:paragraph-properties fo:text-align="justify" style:justify-single-word="false"/>
      <style:text-properties style:font-name="Liberation Serif"/>
    </style:style>
    <style:style style:name="P40" style:family="paragraph" style:parent-style-name="Text_20_body" style:list-style-name="L1">
      <style:paragraph-properties fo:text-align="justify" style:justify-single-word="false"/>
      <style:text-properties style:font-name="Liberation Serif" officeooo:paragraph-rsid="000bd888"/>
    </style:style>
    <style:style style:name="P41" style:family="paragraph" style:parent-style-name="Text_20_body" style:list-style-name="L2">
      <style:paragraph-properties fo:text-align="justify" style:justify-single-word="false"/>
      <style:text-properties style:font-name="Liberation Serif" officeooo:paragraph-rsid="001780c2"/>
    </style:style>
    <style:style style:name="P42" style:family="paragraph" style:parent-style-name="Text_20_body" style:list-style-name="L2">
      <style:paragraph-properties fo:text-align="justify" style:justify-single-word="false"/>
      <style:text-properties style:font-name="Liberation Serif" officeooo:rsid="0031c175" officeooo:paragraph-rsid="0031c175"/>
    </style:style>
    <style:style style:name="P43" style:family="paragraph" style:parent-style-name="Text_20_body">
      <style:paragraph-properties fo:margin-left="1.1252in" fo:margin-right="0in" fo:text-indent="-1.1252in" style:auto-text-indent="false">
        <style:tab-stops>
          <style:tab-stop style:position="1.1563in"/>
        </style:tab-stops>
      </style:paragraph-properties>
    </style:style>
    <style:style style:name="P44" style:family="paragraph" style:parent-style-name="Text_20_body" style:master-page-name="">
      <style:paragraph-properties fo:margin-left="1.1252in" fo:margin-right="0in" fo:text-indent="-1.1252in" style:auto-text-indent="false" style:page-number="auto">
        <style:tab-stops>
          <style:tab-stop style:position="1.1563in"/>
        </style:tab-stops>
      </style:paragraph-properties>
    </style:style>
    <style:style style:name="P45"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46"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47"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48"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49"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50"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T1" style:family="text">
      <style:text-properties officeooo:rsid="0021207e"/>
    </style:style>
    <style:style style:name="T2" style:family="text">
      <style:text-properties officeooo:rsid="000a655f"/>
    </style:style>
    <style:style style:name="T3" style:family="text">
      <style:text-properties officeooo:rsid="000bd888"/>
    </style:style>
    <style:style style:name="T4" style:family="text">
      <style:text-properties officeooo:rsid="000ca972"/>
    </style:style>
    <style:style style:name="T5" style:family="text">
      <style:text-properties officeooo:rsid="000d2221"/>
    </style:style>
    <style:style style:name="T6" style:family="text">
      <style:text-properties officeooo:rsid="0010318d"/>
    </style:style>
    <style:style style:name="T7" style:family="text">
      <style:text-properties officeooo:rsid="0010700e"/>
    </style:style>
    <style:style style:name="T8" style:family="text">
      <style:text-properties fo:font-style="italic" style:font-style-asian="italic" style:font-style-complex="italic"/>
    </style:style>
    <style:style style:name="T9" style:family="text">
      <style:text-properties style:font-name="Liberation Mono" fo:font-size="9pt" style:font-size-asian="9pt" style:font-size-complex="9pt"/>
    </style:style>
    <style:style style:name="T10" style:family="text">
      <style:text-properties style:font-name="Liberation Serif"/>
    </style:style>
    <style:style style:name="T11" style:family="text">
      <style:text-properties style:font-name="Liberation Serif" officeooo:rsid="000bd888"/>
    </style:style>
    <style:style style:name="T12" style:family="text">
      <style:text-properties style:font-name="Liberation Serif" fo:font-size="10pt" officeooo:rsid="0026c850"/>
    </style:style>
    <style:style style:name="T13" style:family="text">
      <style:text-properties style:font-name="Liberation Serif" fo:font-style="italic" style:font-style-asian="italic" style:font-style-complex="italic"/>
    </style:style>
    <style:style style:name="T14" style:family="text">
      <style:text-properties style:font-name="Liberation Serif" officeooo:rsid="002e4469"/>
    </style:style>
    <style:style style:name="T15" style:family="text">
      <style:text-properties officeooo:rsid="0016ba87"/>
    </style:style>
    <style:style style:name="T16" style:family="text">
      <style:text-properties officeooo:rsid="0027f8ad"/>
    </style:style>
    <style:style style:name="T17" style:family="text">
      <style:text-properties officeooo:rsid="0029f839"/>
    </style:style>
    <style:style style:name="T18" style:family="text">
      <style:text-properties officeooo:rsid="002b9de2"/>
    </style:style>
    <style:style style:name="T19" style:family="text">
      <style:text-properties officeooo:rsid="002d575d"/>
    </style:style>
    <style:style style:name="T20" style:family="text">
      <style:text-properties officeooo:rsid="002e4469"/>
    </style:style>
    <style:style style:name="T21" style:family="text">
      <style:text-properties officeooo:rsid="00308a5c"/>
    </style:style>
    <style:style style:name="T22" style:family="text">
      <style:text-properties fo:font-size="10pt"/>
    </style:style>
    <style:style style:name="T23" style:family="text">
      <style:text-properties fo:font-size="10pt" fo:font-style="italic" style:font-style-asian="italic" style:font-style-complex="italic"/>
    </style:style>
    <style:style style:name="T24" style:family="text">
      <style:text-properties fo:font-size="10pt" officeooo:rsid="0033f4e4"/>
    </style:style>
    <style:style style:name="T25" style:family="text">
      <style:text-properties officeooo:rsid="0033f4e4"/>
    </style:style>
    <style:style style:name="T26" style:family="text">
      <style:text-properties officeooo:rsid="0035061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39in" fo:text-indent="-0.25in" fo:margin-left="0.6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39in" fo:text-indent="-0.25in" fo:margin-left="0.8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39in" fo:text-indent="-0.25in" fo:margin-left="1.1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39in" fo:text-indent="-0.25in" fo:margin-left="1.3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39in" fo:text-indent="-0.25in" fo:margin-left="1.6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39in" fo:text-indent="-0.25in" fo:margin-left="1.8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39in" fo:text-indent="-0.25in" fo:margin-left="2.1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39in" fo:text-indent="-0.25in" fo:margin-left="2.3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39in" fo:text-indent="-0.25in" fo:margin-left="2.6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39in" fo:text-indent="-0.25in" fo:margin-left="2.88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5"/>
      <text:p text:style-name="P5"/>
      <text:p text:style-name="P5">RSX-180/280</text:p>
      <text:p text:style-name="P8">KERMIT</text:p>
      <text:p text:style-name="P6">VERSION 4.2<text:span text:style-name="T20">2</text:span></text:p>
      <text:p text:style-name="P5"/>
      <text:p text:style-name="P5"/>
      <text:p text:style-name="P5">USER’<text:span text:style-name="T16">S</text:span> GUID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20">December</text:span>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3"><text:a xlink:type="simple" xlink:href="#__RefHeading___Toc1278_2350068793" text:style-name="Index_20_Link" text:visited-style-name="Index_20_Link">1 RSX180/280 Kermit<text:tab/>3</text:a></text:p>
          <text:p text:style-name="P34"><text:a xlink:type="simple" xlink:href="#__RefHeading___Toc1274_2350068793" text:style-name="Index_20_Link" text:visited-style-name="Index_20_Link">1.1 Credits<text:tab/>3</text:a></text:p>
          <text:p text:style-name="P34"><text:a xlink:type="simple" xlink:href="#__RefHeading___Toc791_2973613166" text:style-name="Index_20_Link" text:visited-style-name="Index_20_Link">1.2 License<text:tab/>4</text:a></text:p>
          <text:p text:style-name="P34"><text:a xlink:type="simple" xlink:href="#__RefHeading___Toc793_2973613166" text:style-name="Index_20_Link" text:visited-style-name="Index_20_Link">1.3 Differences with Kermit-80<text:tab/>4</text:a></text:p>
          <text:p text:style-name="P33"><text:a xlink:type="simple" xlink:href="#__RefHeading___Toc795_2973613166" text:style-name="Index_20_Link" text:visited-style-name="Index_20_Link">2 Overview of Kermit Operation<text:tab/>6</text:a></text:p>
          <text:p text:style-name="P34"><text:a xlink:type="simple" xlink:href="#__RefHeading___Toc797_2973613166" text:style-name="Index_20_Link" text:visited-style-name="Index_20_Link">2.1 Kermit-180 Description<text:tab/>6</text:a></text:p>
          <text:p text:style-name="P34"><text:a xlink:type="simple" xlink:href="#__RefHeading___Toc1172_3134061789" text:style-name="Index_20_Link" text:visited-style-name="Index_20_Link">2.2 Local and Remote Operation<text:tab/>7</text:a></text:p>
          <text:p text:style-name="P34"><text:a xlink:type="simple" xlink:href="#__RefHeading___Toc799_2973613166" text:style-name="Index_20_Link" text:visited-style-name="Index_20_Link">2.3 Kermit-180 Commands<text:tab/>7</text:a></text:p>
          <text:p text:style-name="P33"><text:a xlink:type="simple" xlink:href="#__RefHeading___Toc801_2973613166" text:style-name="Index_20_Link" text:visited-style-name="Index_20_Link">3 Assembling Kermit-180 from the sources<text:tab/>16</text:a></text:p>
          <text:p text:style-name="P34"><text:a xlink:type="simple" xlink:href="#__RefHeading___Toc803_2973613166" text:style-name="Index_20_Link" text:visited-style-name="Index_20_Link">3.1 Future Work<text:tab/>16</text:a></text:p>
        </text:index-body>
      </text:table-of-content>
      <text:h text:style-name="Heading_20_1" text:outline-level="1"><text:bookmark-start text:name="__RefNumPara__1276_2350068793"/><text:bookmark-start text:name="__RefHeading___Toc1278_2350068793"/>RSX180/280 Kermit<text:bookmark-end text:name="__RefNumPara__1276_2350068793"/><text:bookmark-end text:name="__RefHeading___Toc1278_2350068793"/></text:h>
      <text:p text:style-name="P4"><text:span text:style-name="T12">Program</text:span><text:span text:style-name="T10">:<text:tab/>Hector Peraza, </text:span><text:span text:style-name="T14">see also Credits below</text:span><text:span text:style-name="T10"><text:line-break/>Language:<text:tab/>Z80 Assembler, ZSM4<text:line-break/>OS:<text:tab/>RSX180 and RSX280<text:line-break/>Version:<text:tab/>4.2</text:span><text:span text:style-name="T14">2</text:span><text:span text:style-name="T10"><text:line-break/>Date:<text:tab/></text:span><text:span text:style-name="T14">December</text:span><text:span text:style-name="T10"> </text:span><text:span text:style-name="T14">4</text:span><text:span text:style-name="T10">, 2021</text:span></text:p>
      <text:p text:style-name="P2">Kermit-180 Capabilities <text:span text:style-name="T2">a</text:span>t <text:span text:style-name="T2">a</text:span> <text:span text:style-name="T2">g</text:span>lance:</text:p>
      <text:p text:style-name="P9">Local operation:<text:tab/>Yes<text:line-break/>Remote operation:<text:tab/><text:span text:style-name="T19">Yes</text:span><text:line-break/><text:span text:style-name="T2">L</text:span>ogin scripts:<text:tab/>Yes, limited<text:line-break/>Transfer text files:<text:tab/>Yes<text:line-break/>Transfer binary files:<text:tab/>Yes<text:line-break/>Wildcard send:<text:tab/>Yes<text:line-break/>File transfer interruption:<text:tab/>Yes<text:line-break/>Filename collision avoidance:<text:tab/>Yes<text:line-break/>Can time out:<text:tab/>Yes<text:line-break/>8th-bit prefixing:<text:tab/>Yes<text:line-break/>Repeat count prefixing:<text:tab/>No<text:line-break/>Alternate block checks:<text:tab/>Yes<text:line-break/>Terminal emulation:<text:tab/>Yes, limited<text:line-break/>Communication settings:<text:tab/>If supported by the terminal driver<text:line-break/>Support for dial-out modems:<text:tab/>No<text:line-break/>Transmit BREAK:<text:tab/>If supported by the terminal driver<text:line-break/>IBM communication:<text:tab/>Yes<text:line-break/>Transaction logging:<text:tab/>No<text:line-break/>Debug logging:<text:tab/>No<text:line-break/>Session logging:<text:tab/>Yes<text:line-break/>Raw file transmit:<text:tab/>Yes<text:line-break/>Act as server:<text:tab/><text:span text:style-name="T19">Yes</text:span><text:line-break/>Talk to server:<text:tab/>Yes<text:line-break/>Advanced commands for servers:<text:tab/>Yes<text:line-break/>Command/init files:<text:tab/>Yes<text:line-break/>Command macros:<text:tab/>No<text:line-break/>Local file management:<text:tab/>Yes<text:line-break/>Handle file attributes:<text:tab/>No<text:line-break/>Long packets:<text:tab/>No<text:line-break/>International Character Sets:<text:tab/>No<text:line-break/>Sliding Windows:<text:tab/>No<text:line-break/>Printer control:<text:tab/>No</text:p>
      <text:h text:style-name="Heading_20_2" text:outline-level="2"><text:bookmark-start text:name="__RefHeading___Toc1274_2350068793"/>Credits<text:bookmark-end text:name="__RefHeading___Toc1274_2350068793"/></text:h>
      <text:p text:style-name="P2">Kermit-180 is <text:span text:style-name="T24">derivated from</text:span> CP/M Kermit which, in turn, is the first of all the Kermit programs. CP/M Kermit was originally written by Bill Catchings of Columbia University in 1981. Over the years, contributions have been added by many people, including Charles Carvalho (ACC), Bernie Eiben (DEC), Nick Bush (Stevens Institute of Technology), John Bray (University of Tennessee), Bruce Tanner (Cerritos College), Greg Small (University of California at Berkeley), Kimmo Laaksonen (Helskini University of Technology), Bertil Schou (Loughborough University), Jon Warbrick (Plymouth Polytechnic University), Brian Robertson (Aberdeen University), A.J. Cole (Leeds University), <text:soft-page-break/>John Shearwood (Birmingham University), Tony Addyman (Salford University), Godfrey Nix and Martin Carter (Nottingham University), Ian Young (Edinburgh University), Chris Miles (Manchester University), Richard Russell, Dave Roberts, and many, many others.</text:p>
      <text:p text:style-name="P2">The latest know CP/M Kermit Version is 4.11, which is the work of Mike Freeman of the Bonneville Power Administration in Vancouver, WA, USA, with assistance from Russell Lang of Monash University in Australia, Jay S Rouman of Mt Pleasant MI, and others.</text:p>
      <text:p text:style-name="P2">The current Kermit-<text:span text:style-name="T17">180</text:span> Version 4.<text:span text:style-name="T20">2</text:span>2 is the work of Hector Peraza.</text:p>
      <text:p text:style-name="P2">This document is based on the original Kermit-80 documentation written by C. Gianone, Columbia University Center for Computing Activities New York, NY 10027, on April 23, 1991.</text:p>
      <text:h text:style-name="Heading_20_2" text:outline-level="2"><text:bookmark-start text:name="__RefHeading___Toc791_2973613166"/>License<text:bookmark-end text:name="__RefHeading___Toc791_2973613166"/></text:h>
      <text:p text:style-name="P2">On July 1st 2011, Columbia University officially terminated the Kermit project and released all Kermit Software as Open Source under a Revised-3 Clause BSD License:</text:p>
      <text:p text:style-name="P28">Copyright 2011, Trustees of Columbia University in the City of New York.<text:line-break/><text:line-break/>Redistribution and use in source and binary forms, with or without<text:line-break/>modification, are permitted provided that the following conditions<text:line-break/>are met:<text:line-break/><text:line-break/> + Redistributions of source code must retain the above copyright<text:line-break/> <text:s text:c="2"/>notice, this list of conditions and the following disclaimer.<text:line-break/> <text:line-break/> +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 <text:line-break/> + Neither the name of Columbia University nor the names of any<text:line-break/> <text:s text:c="2"/>contributors may be used to endorse or promote products derived<text:line-break/> <text:s text:c="2"/>from this software without specific prior written permission.<text:line-break/> <text:line-break/>THIS SOFTWARE IS PROVIDED BY THE COPYRIGHT HOLDERS AND CONTRIBUTORS<text:line-break/>"AS IS" AND ANY EXPRESS OR IMPLIED WARRANTIES, INCLUDING, BUT NOT<text:line-break/>LIMITED TO, THE IMPLIED WARRANTIES OF MERCHANTABILITY AND FITNESS FOR<text:line-break/>A PARTICULAR PURPOSE ARE DISCLAIMED. IN NO EVENT SHALL THE COPYRIGHT<text:line-break/>HOLDER OR CONTRIBUTORS BE LIABLE FOR ANY DIRECT, INDIRECT, INCIDENTAL,<text:line-break/>SPECIAL, EXEMPLARY, OR CONSEQUENTIAL DAMAGES (INCLUDING, BUT NOT<text:line-break/>LIMITED TO, PROCUREMENT OF SUBSTITUTE GOODS OR SERVICES; LOSS OF USE,<text:line-break/>DATA, OR PROFITS; OR BUSINESS INTERRUPTION) HOWEVER CAUSED AND ON ANY<text:line-break/>THEORY OF LIABILITY, WHETHER IN CONTRACT, STRICT LIABILITY, OR TORT<text:line-break/>(INCLUDING NEGLIGENCE OR OTHERWISE) ARISING IN ANY WAY OUT OF THE USE<text:line-break/>OF THIS SOFTWARE, EVEN IF ADVISED OF THE POSSIBILITY OF SUCH DAMAGE.</text:p>
      <text:p text:style-name="P2">For more information visit http://www.columbia.edu/kermit/licensing.html</text:p>
      <text:h text:style-name="Heading_20_2" text:outline-level="2"><text:bookmark-start text:name="__RefHeading___Toc793_2973613166"/>Differences with Kermit-80<text:bookmark-end text:name="__RefHeading___Toc793_2973613166"/></text:h>
      <text:p text:style-name="P2">Kermit-180 is compatible with Kermit-80 at command level, except for a few exceptions:</text:p>
      <text:list xml:id="list3911163535" text:style-name="L1">
        <text:list-item>
          <text:p text:style-name="P38">SERVER mode is supported.</text:p>
        </text:list-item>
        <text:list-item>
          <text:p text:style-name="P40">SET DIRECTORY-LISTING {LONG/BRIEF} replaces SET DIRECTORY-FILE-SIZE {ON/OFF} command. The long directory listing displays file sizes, attributes and creation date using a format similar to RSX180/280's PIP command.</text:p>
        </text:list-item>
        <text:list-item>
          <text:p text:style-name="P40"><text:soft-page-break/>SET COLLISION {DISCARD/OVERWRITE/NEW-VERSION} The BACKUP option was removed, since RSX180/280 automatically creates a new version of an existing file, keeping the old one. The RENAME option was changed to NEW-VERSION and makes sense only when transferring files from a system that supports file versions (e.g. RSX-11M, VMS, or another <text:span text:style-name="T3">R</text:span>SX180 or RSX280 system) and the file being transferred has the same name, type and version number as a file on the local machine.</text:p>
        </text:list-item>
        <text:list-item>
          <text:p text:style-name="P40">CD command to change curre<text:span text:style-name="T7">n</text:span>t device and directory, replaces CP/M's SET DEFAULT-DISK and SET USER commands.</text:p>
        </text:list-item>
        <text:list-item>
          <text:p text:style-name="P40">The current device and directory are displayed in the prompt.</text:p>
        </text:list-item>
        <text:list-item>
          <text:p text:style-name="P40">Argument to SET BUFFER-SIZE command is the number of 512-byte blocks, instead of 128-byte sectors.</text:p>
        </text:list-item>
        <text:list-item>
          <text:p text:style-name="P40">SET LINE added as synonym for SET PORT for those used to Kermit-11.</text:p>
        </text:list-item>
        <text:list-item>
          <text:p text:style-name="P40">DELETE added as synonym for the ERASE command.</text:p>
        </text:list-item>
        <text:list-item>
          <text:p text:style-name="P40">Added @ as synonym for TAKE command, for compatibility with RSX180/280 conventions.</text:p>
        </text:list-item>
        <text:list-item>
          <text:p text:style-name="P40">TAB <text:span text:style-name="T3">auto-completes</text:span> keyword <text:span text:style-name="T3">like</text:span> ESC does (for compatibility with modern Linux/Windows conventions.)</text:p>
        </text:list-item>
        <text:list-item>
          <text:p text:style-name="P40">Precise PAUSE timing using the system timer services.</text:p>
        </text:list-item>
      </text:list>
      <text:h text:style-name="Heading_20_1" text:outline-level="1"><text:bookmark-start text:name="__RefHeading___Toc795_2973613166"/>Overview of Kermit Operation<text:bookmark-end text:name="__RefHeading___Toc795_2973613166"/></text:h>
      <text:p text:style-name="P2">Use the SET command to establish necessary communication parameters like PORT, SPEED, and PARITY. Use the CONNECT to establish a terminal connection to the remote computer. If you are dialing out with a modem, type the necessary dialing commands to the modem first. The dialing process can be automated to some extent using a TAKE command file containing INPUT, OUTPUT, and PAUSE commands. Then log in to the remote computer or service and conduct a session.</text:p>
      <text:p text:style-name="P2">To transfer a text file, start the Kermit program on the remote computer and tell it to SEND the desired file (if uploading) or to RECEIVE (if downloading). "Escape back" to Kermit-180, usually by typing Ctrl-\ <text:span text:style-name="T21">C </text:span>(hold down the Control key and press the backslash key, and then type the letter C.<text:span text:style-name="T21">)</text:span> At the Kermit-180 prompt type RECEIVE (if you gave a SEND command to the remote Kermit) or SEND filename (if you gave a receive command to the remote Kermit).</text:p>
      <text:p text:style-name="P2">To transfer a binary file, give the command SET FILE TYPE BINARY to the remote Kermit and SET FILE-MODE BINARY to Kermit-180 before issuing any SEND or RECEIVE commands.</text:p>
      <text:p text:style-name="P2">Multiple files of the same type (text or binary) can be transferred in a single operation using "wildcard notation" (including special characters like asterisk in the filename).</text:p>
      <text:p text:style-name="P2">When file transfer is complete, CONNECT back to the remote computer, use the EXIT command to exit from the remote Kermit program, finish your work on the remote computer, log out from it, escape back to Kermit-180 again, and EXIT from Kermit-180.</text:p>
      <text:p text:style-name="P2">The remote Kermit may also be put into "server mode" to simplify these operations. Give the SERVER command to the remote Kermit, escape back to Kermit-180, and then issue SEND commands to send files (upload), GET filename commands to receive (download) files, REMOTE commands to request various other services (like directory listings) from the remote Kermit. When you are done, give a BYE command to terminate your remote session, or a FINISH command to tell the remote Kermit to return to its prompt so you can CONNECT back and conduct further business.</text:p>
      <text:p text:style-name="P2">The opposite is also possible: Kermit-180 may also be put into "server mode" and GET and SEND commands issued from the remote Kermit. This simplifies operation with remote computers whose Kermit does not <text:span text:style-name="T21">implement</text:span> the SERVER command.</text:p>
      <text:p text:style-name="P2">That's all there is to it.</text:p>
      <text:h text:style-name="Heading_20_2" text:outline-level="2"><text:bookmark-start text:name="__RefHeading___Toc797_2973613166"/>Kermit-180 Description<text:bookmark-end text:name="__RefHeading___Toc797_2973613166"/></text:h>
      <text:p text:style-name="P2">Kermit-180 <text:span text:style-name="T21">is able to </text:span>run in <text:span text:style-name="T21">both “remote” and</text:span> "local” mode<text:span text:style-name="T21">s</text:span>. It includes a terminal emulator for establishing a connection to a remote computer or service, and during file transfer <text:span text:style-name="T26">in “local” mode</text:span> it keeps the screen updated with the file name and the packet number, whether sending or receiving.</text:p>
      <text:p text:style-name="P2">Kermit-180 is capable of precise timeouts on an input request, and can break deadlocks automatically. If, despite the timeout capability, the transmission appears to be stuck (and you can tell that this has happened if the screen fails to change for a while) you can type carriage return to have the micro do what it would have done on a timeout, namely NAK the expected packet to cause the foreign host to send it again (or, if the micro is sending, to retransmit the last packet). Micro/micro or micro/IBM-mainframe transfers could require this kind of manual intervention.</text:p>
      <text:p text:style-name="P2">File transfers may be interrupted in several ways.</text:p>
      <text:p text:style-name="P17">Control-C<text:tab/>This will return you to Kermit-180 command level immediately, so that you can connect back to the remote system, or take any other desired action.</text:p>
      <text:p text:style-name="P18">Control-X<text:tab/>Whe<text:span text:style-name="T10">n sending a file, this will terminate the sending of the current file with a signal to the Kermit on the other side to discard what it got so far. If there are more files to be sent, Kermit-180 will go </text:span><text:soft-page-break/><text:span text:style-name="T10">on to the next one. When receiving a file, Kermit-180 will send a signal to the remote Kermit to stop sending this file. If the remote Kermit understands this </text:span><text:span text:style-name="T11">s</text:span><text:span text:style-name="T10">ignal (not all implementations of Kermit do), it will comply, otherwise the file will keep coming. In any case, the remote Kermit will go on to the next file in the group, if any.</text:span></text:p>
      <text:p text:style-name="P21">Control-Z<text:tab/>Like Control-X, except if a file group is being transmitted, this will stop the transmission of the entire group. If only a single file is being transmitted, it works exactly like Control-X.</text:p>
      <text:p text:style-name="P20"><text:span text:style-name="T10">Carriage Return<text:tab/>If you type a carriage return Kermit-180 will resend the current packet. You may do this repeatedly, up to the packet retry limit (so</text:span>mewhere between 5 and 16 times) for a particular packet.</text:p>
      <text:h text:style-name="P36" text:outline-level="2"><text:bookmark-start text:name="__RefHeading___Toc1172_3134061789"/>Local and Remote Operation<text:bookmark-end text:name="__RefHeading___Toc1172_3134061789"/></text:h>
      <text:p text:style-name="Text_20_body">Kermit-180 by default assumes that all file transfers will occur over the terminal line that you are currently logged in on (TI:). This is known as REMOTE mode (the RSX180/280 is the remote system). This would be the desired case if you are running Kermit on a microcomputer such as a PC and are currently logged into the RSX180/280 system through the micro. <text:s/>However, if you wanted to dial out, say by an autodial modem, from RSX180/280 to another system, <text:span text:style-name="T21">then </text:span>you need to tell Kermit-180 to use some other terminal line. This would be called LOCAL mode (the RSX180/280 is the local system). The line can be altered with the SET PORT or SET LINE command (see section on SET and CONNECT).</text:p>
      <text:p text:style-name="Text_20_body">On RSX180/280, privilege is required to alter settings on any other terminal line unless the line is set Public via the MCR SET /PUB command.</text:p>
      <text:h text:style-name="Heading_20_2" text:outline-level="2"><text:bookmark-start text:name="__RefHeading___Toc799_2973613166"/>Kermit-180 Commands<text:bookmark-end text:name="__RefHeading___Toc799_2973613166"/></text:h>
      <text:p text:style-name="P2">Kermit-180 is an interactive program. It issues a prompt, you type a command. The process repeats until you give the EXIT command to leave the program.</text:p>
      <text:p text:style-name="P2">Commands consist of keywords, filenames, and numbers. Keywords may be abbreviated to minimum unique length. "?" may be typed to request a menu of the available options for the current field at any point in a command. ESC may be typed at any point in a command to fill out the current keyword or filename; if sufficient characters have not been typed to identify the current field uniquely, Kermit-180 will sound a beep and allow you to continue from that point. Here are Kermit-180's commands:</text:p>
      <text:p text:style-name="P18">@<text:span text:style-name="T8">filespec</text:span><text:tab/>Take characters <text:span text:style-name="T10">and</text:span> commands from the specified file as if they were <text:span text:style-name="T4">e</text:span>ntered from the keyboard. See the TAKE command for more details.</text:p>
      <text:p text:style-name="P18">BREAK<text:tab/>Send a <text:span text:style-name="T10">BREAK</text:span> <text:span text:style-name="T10">condition</text:span> to the remote computer. This is only possible if the terminal driver is capable of sending breaks. It is intended to be used with PAUSE, OUTPUT, etc and the TAKE command to do weird and wonderful things, like automatic logging on to a remote host.</text:p>
      <text:p text:style-name="P18">BYE<text:tab/>When talking to a remote Kermit Server, this command shuts down the server and logs it out, and also exits from Kermit-180 to RSX180/280 command level.</text:p>
      <text:p text:style-name="P18">CD <text:span text:style-name="T8">device</text:span>:[<text:span text:style-name="T8">directory</text:span>]<text:tab/><text:line-break/>This allows you <text:span text:style-name="T10">to</text:span> set the default device and unit and/or the directory as destination of file transfers. In addition, issuing <text:span text:style-name="T4">t</text:span>his command causes Kermit-180 to switch to the specified device and directory. The colon must be included in the device name, and the directory may be enclosed in brackets. The selected device and directory appear in your Kermit-180 prompt, for instance</text:p>
      <text:p text:style-name="P2"><text:tab/><text:tab/><text:tab/><text:tab/><text:span text:style-name="T9">Kermit-180 SY0:[USER]&gt;</text:span></text:p>
      <text:p text:style-name="P18">CONNECT<text:tab/>Establish a <text:span text:style-name="T10">terminal</text:span> <text:span text:style-name="T10">connection</text:span> to the computer, service, or device that is connected to the serial port, i.e. pass all typing to the serial port and display all input from the serial port on the screen. <text:soft-page-break/>Also, emulate a DEC VT52 to allow cursor control, screen clearing, etc., if VT52-EMULATION is ON (see below), in which case you should also set your terminal type on the remote host to VT52. The CONNECT command may be abbreviated by the single letter C.</text:p>
      <text:p text:style-name="P18"><text:tab/>Warning: VT52 <text:span text:style-name="T10">emulation</text:span> is only successful if your system or its attached terminal can do the same sort of functions as a genuine VT52. Things to beware of are cursor addressing, clear to end of page and end of line, clear screen, home cursor, and clear-and-home functions. The usability of VT52 emulation depends entirely on how many of the VT52 functions can be emulated by your micro or terminal.</text:p>
      <text:p text:style-name="P18"><text:tab/>The escape character differs <text:span text:style-name="T10">from</text:span> micro to micro; when you issue the CONNECT command, the micro will print a message telling you how to get back. The escape sequence is generally an uncommonly-used control character, like CTRL-backslash or CTRL-rightbracket, followed by a single letter "command":</text:p>
      <text:p text:style-name="P10">C<text:tab/>Close Connection, return to Kermit-180 command level.</text:p>
      <text:p text:style-name="P11">S<text:tab/><text:span text:style-name="T5">D</text:span>isplay Status of connection, but maintain remote connection.</text:p>
      <text:p text:style-name="P11">?<text:tab/><text:span text:style-name="T5">L</text:span>ist available single-character commands.</text:p>
      <text:p text:style-name="P11">0<text:tab/>(zero) Send a null (0) character.</text:p>
      <text:p text:style-name="P11">B<text:tab/>Send a BREAK signal. Most systems provide this function.</text:p>
      <text:p text:style-name="P11">P<text:tab/>Toggle printer on or off. Allows you to copy whatever goes to the screen to the printer.</text:p>
      <text:p text:style-name="P11">S<text:tab/>Temporarily suspend logging to the log file.</text:p>
      <text:p text:style-name="P11">Q<text:tab/>Restart logging to the log file</text:p>
      <text:p text:style-name="P11">^\<text:tab/>(or whatever – a second copy of the escape character) Send the escape character itself to the remote host.</text:p>
      <text:p text:style-name="P18">COPY <text:span text:style-name="T8">source</text:span> <text:span text:style-name="T8">destination</text:span><text:tab/><text:line-break/>Copy a named file to <text:span text:style-name="T10">another</text:span> file, either on the same drive or another drive.</text:p>
      <text:p text:style-name="P18">DELETE <text:span text:style-name="T8">filespec</text:span><text:tab/>This command <text:span text:style-name="T10">erases</text:span> <text:span text:style-name="T10">the</text:span> specified file(s). The names of the files being erased are not displayed. This is the same as the ERASE command.</text:p>
      <text:p text:style-name="P18">DIRECTORY<text:tab/>This provides a <text:span text:style-name="T10">directory</text:span> listing of the specified files. If no files are specified, all files on the default disk are listed. File sizes in bytes, file attributes and file creation date are included. You may interrupt the listing at any time by typing Ctrl-C. The listing concludes with a display of the amount of free storage left on the disk. You can inhibit the display of file attributes by SET DIRECTORY-LISTING BRIEF.</text:p>
      <text:p text:style-name="P18">ERASE <text:span text:style-name="T8">filespec</text:span><text:tab/>This command <text:span text:style-name="T10">erases</text:span> the specified file(s). The names of the files being erased are not displayed. This is the same as the ERASE command.</text:p>
      <text:p text:style-name="P18">EXIT<text:tab/>Quit back to the <text:span text:style-name="T10">system</text:span>. QUIT is a synonym for EXIT.</text:p>
      <text:p text:style-name="P18">FINISH<text:tab/>Like LOGOUT, <text:span text:style-name="T10">but</text:span> shuts down the remote server without logging it out. Leaves you at Kermit-180 command level; subsequent CONNECT commands will put you back at host system command level.</text:p>
      <text:p text:style-name="P18">GET <text:span text:style-name="T8">filespec</text:span> <text:span text:style-name="T8">[local_filespec]</text:span><text:tab/><text:line-break/>When Kermit-180 <text:span text:style-name="T10">is</text:span> <text:span text:style-name="T10">talking</text:span> to a Kermit Server on the host, you should use the GET command to request the server to send files to you, for example:</text:p>
      <text:p text:style-name="P2"><text:tab/><text:tab/><text:tab/><text:tab/><text:span text:style-name="T9">get hlp:k*.hlp</text:span></text:p>
      <text:p text:style-name="P18"><text:soft-page-break/><text:tab/>You may specify a local filename if you want to save the remote file under a different filename. Limitation: If you request an alternate block check type using the SET BLOCK command, the GET command will not communicate it to the remote server. If you want to have type 2 or 3 block checks done when getting files from the server, you have to issue the appropriate SET BLOCK command to the remote Kermit before putting it in server mode.</text:p>
      <text:p text:style-name="P18">HELP<text:tab/>List all these <text:span text:style-name="T10">commands</text:span>, with a short description on what the commands do. A question mark will do the same. If you have already typed a command but do not know what the parameters are, type a space (to indicate the end of the command) and a question mark. You will be informed of what Kermit can expect at that stage.</text:p>
      <text:p text:style-name="P18">INPUT <text:span text:style-name="T8">seconds</text:span> <text:span text:style-name="T8">text</text:span><text:tab/><text:line-break/>Setup a text line <text:span text:style-name="T10">and</text:span> time delay for the Kermit-180 program to expect from the host, then wait up to the given number of seconds for text to be sent to your RSX180/280 system.</text:p>
      <text:p text:style-name="P18">LOG <text:span text:style-name="T8">filespec</text:span><text:tab/>When CONNECTed to a foreign host as a terminal, log the terminal session to the specified diskette file. This functionality depends to some extent on the remote host's ability to do XON/XOFF flow control, and does not guarantee a complete transcript (after all, that's what the Kermit protocol is for). The log file is closed when the connection is closed by typing the escape character followed by the single-character command "C".</text:p>
      <text:p text:style-name="P18"><text:tab/>It is possible <text:span text:style-name="T10">to</text:span> <text:span text:style-name="T10">temporarily</text:span> suspend logging during connect state. Typing an escape sequence can turn file logging on (&lt;escape-character&gt; R for Resume) or off (&lt;escape-character&gt; Q for quiet).</text:p>
      <text:p text:style-name="P18"><text:tab/>Re-entering <text:span text:style-name="T10">connect</text:span> state will re-open the previously opened log file and append to that file.</text:p>
      <text:p text:style-name="P18">LOGOUT<text:tab/>Like BYE, but <text:span text:style-name="T10">leaves</text:span> you at Kermit-180 command level.</text:p>
      <text:p text:style-name="P19">OUTPUT <text:span text:style-name="T8">text</text:span><text:tab/>Send the text to <text:span text:style-name="T10">the</text:span> remote computer <text:span text:style-name="T15">(or modem) </text:span>as if you had typed it.<text:span text:style-name="T10"> This simply copies the string to the correct line, and assumes all appropriate parameters have been set to be used, e.g. speed, parity etc. It is intended for use in TAKE command files.</text:span></text:p>
      <text:p text:style-name="P20">PAUSE <text:span text:style-name="T8">seconds</text:span><text:tab/>If this <text:span text:style-name="T10">command</text:span> is <text:span text:style-name="T10">issued</text:span>, the Kermit-180 program will wait for the given number of seconds before proceeding with another command. This is intended for use in TAKE commands, where you may want to pause for a while before proceeding with the rest of the TAKE file.</text:p>
      <text:p text:style-name="P18">PRINT<text:tab/>Print a file to <text:span text:style-name="T10">the</text:span> console and printer. Output to the printer is buffered by the Kermit-maintained printer buffer. This <text:span text:style-name="T10">routine</text:span> is identical to TYPE but characters are echoed to the printer as well as to the screen. Suspending and canceling output is as described in TYPE.</text:p>
      <text:p text:style-name="P18">QUIT<text:tab/>Synonym for <text:span text:style-name="T10">EXIT</text:span>.</text:p>
      <text:p text:style-name="P18">RECEIVE filespec<text:tab/>Receive <text:span text:style-name="T10">file</text:span>(s) <text:span text:style-name="T10">from</text:span> the remote Kermit, and save them under the names provided in the file headers supplied by the remote host. If a local filespec is given, the file is saved under the given filename. If the names aren't legal, use as many legal characters from the name as possible (see the description of SET FILE-WARNING below). If there's a conflict, and FILE-WARNING is ON, warn the user and try to build a unique name for the file by adding "&amp;" characters to the name. RECEIVE can be abbreviated to the single letter R.</text:p>
      <text:p text:style-name="P18">REMOTE <text:span text:style-name="T8">command</text:span><text:tab/><text:line-break/>Send a command to a <text:span text:style-name="T10">remote</text:span> Kermit server. The results are sent back to your screen. When two arguments are required and specify less than two in the command, you will be prompted for the missing arguments. REMOTE commands include:</text:p>
      <text:p text:style-name="P12">REMOTE CD [<text:span text:style-name="T8">directory</text:span>]<text:tab/><text:line-break/>Ask the remote server to change its <text:span text:style-name="T10">default</text:span> directory. If no directory is specified, the server changes to its login directory.</text:p>
      <text:p text:style-name="P13"><text:soft-page-break/>REMOTE COPY <text:span text:style-name="T8">file1</text:span> <text:span text:style-name="T8">file2</text:span><text:tab/><text:line-break/>Ask the remote server to <text:span text:style-name="T10">copy</text:span> <text:span text:style-name="T8">file1</text:span> to <text:span text:style-name="T8">file2</text:span>.</text:p>
      <text:p text:style-name="P13">REMOTE RENAME file1 file2<text:tab/><text:line-break/>Ask the remote server to <text:span text:style-name="T10">rename</text:span> file1 to file2.</text:p>
      <text:p text:style-name="P13">REMOTE DELETE <text:span text:style-name="T8">filespec</text:span><text:tab/><text:line-break/>Ask the remote server to delete the named file or files.</text:p>
      <text:p text:style-name="P13">REMOTE DIRECTORY [<text:span text:style-name="T8">filespec</text:span>]<text:tab/><text:line-break/>Ask the remote server to display a directory listing of the given files or, if the <text:span text:style-name="T8">filespec</text:span> is omitted, all the files in the current device or directory.</text:p>
      <text:p text:style-name="P13">REMOTE DISK-USAGE<text:tab/><text:line-break/>Ask the remote server to display <text:span text:style-name="T10">information</text:span> about its disk usage (such as free or used space).</text:p>
      <text:p text:style-name="P13">REMOTE ERASE <text:span text:style-name="T13">filespec</text:span><text:tab/><text:line-break/>Same as REMOTE DELETE.</text:p>
      <text:p text:style-name="P13">REMOTE <text:span text:style-name="T10">FINISH</text:span><text:tab/><text:line-break/>Same as FINISH.</text:p>
      <text:p text:style-name="P13">REMOTE HELP<text:tab/><text:line-break/>Ask the remote server to display a list of the commands it can respond to.</text:p>
      <text:p text:style-name="P13">REMOTE HOST <text:span text:style-name="T13">command</text:span><text:tab/><text:line-break/>Ask the remote server to have its operating system execute the given command.</text:p>
      <text:p text:style-name="P13">REMOTE KERMIT <text:span text:style-name="T13">command</text:span><text:tab/><text:line-break/>Ask the remote server to execute the given Kermit command, given in the server Kermit's command syntax.</text:p>
      <text:p text:style-name="P13">REMOTE LOGIN <text:span text:style-name="T8">user </text:span><text:span text:style-name="T13">password</text:span><text:tab/><text:line-break/>Log in to a remote Kermit server which has been set up to require a username and password.</text:p>
      <text:p text:style-name="P13">REMOTE MESSAGE <text:span text:style-name="T13">text</text:span><text:tab/><text:line-break/>Send the text to the remote server for display on its screen (useful with MS-DOS Kermit servers).</text:p>
      <text:p text:style-name="P13">REMOTE SET <text:span text:style-name="T8">parameter </text:span><text:span text:style-name="T13">value</text:span><text:span text:style-name="T8"><text:tab/></text:span><text:line-break/>Ask the remote server to set the given parameter to the given value, for example REMOTE SET FILE TYPE BINARY. Type REMOTE SET ? to see a list of the REMOTE SET options.</text:p>
      <text:p text:style-name="P13">REMOTE SPACE<text:tab/><text:line-break/>Same as REMOTE DISK-USAGE.</text:p>
      <text:p text:style-name="P13">REMOTE STATUS<text:tab/><text:line-break/>Ask the remote server to provide a status report.</text:p>
      <text:p text:style-name="P13">REMOTE TYPE <text:span text:style-name="T8">file</text:span><text:tab/><text:line-break/>Ask the remote server to display the named file on the micro's screen.</text:p>
      <text:p text:style-name="P13">REMOTE WHO [<text:span text:style-name="T8">user</text:span>]<text:tab/><text:line-break/>Ask the remote server for a list of users who are logged in, or if a user is specified, for a report on the named user.</text:p>
      <text:p text:style-name="P18"><text:soft-page-break/>RENAME <text:span text:style-name="T8">file1</text:span> <text:span text:style-name="T8">file2</text:span><text:tab/><text:line-break/>Rename local RSX180/280 <text:span text:style-name="T8">file1</text:span> to <text:span text:style-name="T8">file2</text:span>.</text:p>
      <text:p text:style-name="P18">SEND <text:span text:style-name="T8">filespec</text:span><text:tab/><text:line-break/>Send file(s) specified by <text:span text:style-name="T8">filespec</text:span> to the remote Kermit. The filespec may contain RSX180/280 wildcards. SEND may be abbreviated to the single letter S.</text:p>
      <text:p text:style-name="P18">SERVER<text:tab/><text:line-break/>Puts <text:s/>a <text:s/>remote <text:s/><text:span text:style-name="T22">Kermit</text:span>-180 <text:s/>in <text:s/>"server mode", so that it receives all further commands in packets from the local Kermit. The Kermit-180 server is capable (as of this writing) of executing the remote server commands listed below. Any nonstandard parameters should be selected with SET commands before putting Kermit-180 into server mode, in particular the file type.</text:p>
      <text:p text:style-name="P13"><text:span text:style-name="T22">SEND</text:span> <text:span text:style-name="T8">filespec<text:tab/><text:line-break/></text:span>Send file(s) specified by <text:span text:style-name="T23">filespec</text:span> to the remote Kermit-180 server.</text:p>
      <text:p text:style-name="P13"><text:span text:style-name="T22">GET</text:span> <text:span text:style-name="T8">filespec</text:span> <text:span text:style-name="T8">[local_filespec]</text:span><text:tab/><text:line-break/>Requests the <text:span text:style-name="T22">remote</text:span> Kermit-180 server to send files to the Local machine.</text:p>
      <text:p text:style-name="P13"><text:span text:style-name="T22">FINISH<text:tab/><text:line-break/></text:span>Tells the <text:span text:style-name="T22">remote</text:span> Kermit server to exit without logging out of the remote system. You can then CONNECT back to the remote Kermit program.</text:p>
      <text:p text:style-name="P13"><text:span text:style-name="T22">REMOTE</text:span> DIRECTORY <text:span text:style-name="T8">[filespec]<text:tab/><text:line-break/></text:span>The <text:span text:style-name="T22">names</text:span> of the files that match the given file specification will be displayed on your screen, perhaps along with size and date information for each file. If no file specification is given, all files from the current directory will be listed.</text:p>
      <text:p text:style-name="P13"><text:span text:style-name="T22">REMOTE</text:span> CWD <text:span text:style-name="T8">[directory]<text:tab/><text:line-break/></text:span>Change <text:span text:style-name="T22">Working</text:span> Directory. <text:s/>If no directory name is provided, the server will change to the default or home directory. The directory specification may be preceded by a device name.</text:p>
      <text:p text:style-name="P13"><text:span text:style-name="T22">REMOTE</text:span> SPACE<text:tab/><text:line-break/>Display information <text:span text:style-name="T22">about</text:span> disk usage in the current device.</text:p>
      <text:p text:style-name="P20">SET <text:span text:style-name="T8">parameter</text:span> <text:span text:style-name="T8">[value]</text:span><text:tab/><text:line-break/>Set the specified parameter to the specified value. Possible parameter settings:</text:p>
      <text:p text:style-name="P13">AUTORECEIVE ON (or OFF)<text:tab/><text:line-break/>Allows several files to be received without having to type RECEIVE on the receiving machine. The routine simply looks for activity on the serial line, and if so fudges a RECEIVE command. The packet sent by the sender will be lost.</text:p>
      <text:p text:style-name="P13">BLOCK-CHECK-TYPE <text:span text:style-name="T8">option</text:span><text:tab/><text:line-break/>The options are:</text:p>
      <text:p text:style-name="P22">1-CHARACTER-CHECKSUM<text:tab/><text:line-break/>Normal, default, standard 6-bit checksum.</text:p>
      <text:p text:style-name="P23">2-CHARACTER-<text:span text:style-name="T10">CHECKSUM<text:tab/><text:line-break/>A 12-bit checksum encoded as two characters.</text:span></text:p>
      <text:p text:style-name="P23">3-CHARACTER-CRC-CCITT<text:tab/><text:line-break/><text:span text:style-name="T10">A 16-bit CCITT-format Cyclic Redundancy Check, encoded as 3 characters.</text:span></text:p>
      <text:p text:style-name="P13">BUFFER-SIZE <text:span text:style-name="T8">value</text:span><text:tab/><text:line-break/>This allows you to set a buffer size during transfer of data. On some systems it takes so long that the remote end times out while the local system is reading or writing to disk. <text:soft-page-break/>The size is the number of disk blocks (nominal) and can be from 1 (512 bytes) to the maximum value determined by how much memory was available to the program on startup.</text:p>
      <text:p text:style-name="P13">COLLISION <text:span text:style-name="T8">value</text:span><text:tab/><text:line-break/>What to do when a file arrives that has the same name, type and version as an existing file. DISCARD means to discard and reject the incoming file. OVERWRITE means to overwrite the existing file. NEW-VERSION means to write a new version of the file.</text:p>
      <text:p text:style-name="P13">DEBUG ON (or OFF)<text:tab/><text:line-break/>Enables/disables displaying of packets on the screen during file transfer. Not performed if the QUIET option has been set for the terminal (SET TERMINAL QUIET)</text:p>
      <text:p text:style-name="P13">DEFAULT <text:span text:style-name="T8">device</text:span>:[<text:span text:style-name="T8">directory</text:span>]<text:tab/><text:line-break/>This is the same as the CD command, and allows you to set the default device and unit and/or the directory as destination of file transfers. In addition, issuing this command causes Kermit-180 to switch to the specified device and directory. The colon must be included in the device name, and the directory may be enclosed in brackets. The selected device and directory appear in your Kermit-180 prompt, for instance</text:p>
      <text:p text:style-name="P29"><text:tab/>Kermit-180 SY0:[USER]&gt;</text:p>
      <text:p text:style-name="P13">DIRECTORY-LISTING LONG (or BRIEF)<text:tab/><text:line-break/>By setting DIRECTORY-LISTING to BRIEF you can get an abbreviated listing of your disk drive. File sizes and attributes are not shown, and up to three files are shown on a line. Setting this option LONG will show the size, attributes and the creation date of each file. In addition, the LONG option will list the free space remaining.</text:p>
      <text:p text:style-name="P13">ESCAPE<text:tab/>Change the escape character for virtual terminal connections. <text:span text:style-name="T10">Kermit-180 will prompt you for the new escape character, which you enter literally.</text:span></text:p>
      <text:p text:style-name="P13">FILE-MODE <text:span text:style-name="T8">option</text:span><text:tab/><text:line-break/><text:span text:style-name="T10">Tells Kermit-180 what kind of file it is sending, so that Kermit can correctly determine the end of the file. SET </text:span>FILE BINARY means to send all the file blocks, including the <text:span text:style-name="T10">last block in its entirety; SET FILE ASCII is used for text files, and transmission stops when the first Control-Z is encountered anywhere in the file (this is the CP/M convention for marking the end of a text file).</text:span></text:p>
      <text:p text:style-name="P16"><text:tab/>SET FILE-MODE DEFAULT tells Kermit to attempt to determine the file type by examining the file being transmitted. If a Control-Z appears before the last block of the file, it is assumed to be BINARY; if, when the first Control-Z is encountered, the remainder of the file contains only control-Z's, it is assumed to be a text file. Unfortunately, not all programs fill the remainder of the last record of a text file with Control-Z's, so this algorithm is not always successful.</text:p>
      <text:p text:style-name="P16"><text:tab/>If ASCII transmission is used on a binary file, any 8th bits set will be stripped and a warning sent to the console. When the first control-Z is encountered, the file is assumed to be at the end, even if it is not.</text:p>
      <text:p text:style-name="P13">FLOW-CONTROL ON (or OFF)<text:tab/><text:line-break/><text:span text:style-name="T10">Sets XON/XOFF flow control on or off. If set ON the host is expected to respond to an XOFF or XON sent by Kermit-180. If set off, no flow control is assumed and any XON/XOFF is ignored.</text:span></text:p>
      <text:p text:style-name="P13">IBM ON (or OFF)<text:tab/><text:line-break/><text:span text:style-name="T10">Allow the transfer of files to and from an IBM mainframe computer. This makes Kermit-180 wait for the IBM turnaround character (XON), ignore parity on input, add </text:span><text:soft-page-break/><text:span text:style-name="T10">appropriate parity to output, and use local echoing during CONNECT. As distributed, Kermit-180 uses MARK parity for IBM communication. If you don't give this command, IBM mode is OFF. Since IBM VM/CMS Kermit does not have timeout capability, SET IBM ON also turns on the Kermi-180 timer automatically.</text:span></text:p>
      <text:p text:style-name="P14">LINE portname<text:tab/><text:line-break/><text:span text:style-name="T10">This is the same as the SET PORT command, and allows you to switch between different communication ports. Normally, you can connect to any free terminal device.</text:span></text:p>
      <text:p text:style-name="P14">LOCAL-ECHO ON (or OFF)<text:tab/><text:line-break/><text:span text:style-name="T10">When you CONNECT to a remote host, you must set LOCAL-ECHO ON if the host is half duplex, OFF if full duplex. OFF by default.</text:span></text:p>
      <text:p text:style-name="P14">LOGGING ON (or OFF)<text:tab/><text:line-break/><text:span text:style-name="T10">Cease or resume logging whenever connect mode is entered. This is really only applicable after a LOG command is no longer required.</text:span></text:p>
      <text:p text:style-name="P15">NO-EXIT<text:tab/>This command is applicable only for Kermit initiated with a <text:span text:style-name="T10">command tail. For example, if Kermit was initiated by:</text:span></text:p>
      <text:p text:style-name="P3"><text:tab/><text:tab/><text:tab/><text:tab/><text:span text:style-name="T9">KERMIT SEND HELLO;NO-EXIT<text:tab/></text:span></text:p>
      <text:p text:style-name="P15"><text:tab/>Kermit would first seek out and execute the KERMIT.INI file (if present), then send file HELLO to a remote system. Usually Kermit would exit back to the system, but NO-EXIT over-rides this. STAY is a synonym for NO-EXIT.</text:p>
      <text:p text:style-name="P14">PARITY <text:span text:style-name="T8">option</text:span><text:tab/><text:line-break/><text:span text:style-name="T10">Sets parity for outgoing characters to one of the following: NONE, SPACE, MARK, EVEN, or ODD. On input, if parity is NONE, then the 8th bit is kept (as data), otherwise it is stripped and ignored. The parity setting applies to both terminal connection and file transfer. If you set parity to anything other than none, Kermit-180 will attempt to use "8th bit prefixing" to transfer binary files. If the other Kermit is also capable of 8th bit prefixing, then binary files can be transferred successfully; if not, the 8th bit of each data byte will be lost (you will see a warning on your screen if this happens).</text:span></text:p>
      <text:p text:style-name="P14">PORT <text:span text:style-name="T8">portname</text:span><text:tab/><text:line-break/><text:span text:style-name="T10">This is the same as the SET LINE command, and allows you to switch between different communication ports. Normally, you can connect to any free terminal device.</text:span></text:p>
      <text:p text:style-name="P14">PRINTER ON (or OFF)<text:tab/><text:line-break/><text:span text:style-name="T10">Turns copying of CONNECT session to printer on and off. It is also possible to toggle the printer on/off from the connect state, by typing &lt;escape character&gt; followed by P.</text:span></text:p>
      <text:p text:style-name="P14">RECEIVE <text:span text:style-name="T8">parameter</text:span> [<text:span text:style-name="T8">value</text:span>]<text:tab/><text:line-break/><text:span text:style-name="T10">Set a RECEIVE parameter.</text:span></text:p>
      <text:p text:style-name="P23">PAD-<text:span text:style-name="T10">CHAR<text:tab/><text:line-break/>Set the PAD character to use while receiving files. Currently a dummy, as for SET SEND PAD-CHAR.</text:span></text:p>
      <text:p text:style-name="P23"><text:span text:style-name="T10">PADDING</text:span> [<text:span text:style-name="T8">value</text:span>]<text:tab/><text:line-break/><text:span text:style-name="T10">Set the number of PAD characters to use while receiving files. Same as SET SEND PADDING.</text:span></text:p>
      <text:p text:style-name="P23">START-OF-<text:span text:style-name="T10">PACKET</text:span> [<text:span text:style-name="T8">value</text:span>]<text:tab/><text:line-break/><text:span text:style-name="T10">Set the default start of Packet character for receiving files. Apply the same rules and considerations as for SET SEND START-OF-PACKET.</text:span></text:p>
      <text:p text:style-name="P23"><text:soft-page-break/>PACKET-<text:span text:style-name="T10">LENGTH</text:span> <text:span text:style-name="T8">number</text:span><text:tab/><text:line-break/><text:span text:style-name="T10">Tell the other Kermit the longest packet length CP/M Kermit is willing to receive during file transfer. The maximum length is 94, which is also the default length.</text:span></text:p>
      <text:p text:style-name="P14">SEND <text:span text:style-name="T8">parameter</text:span> [<text:span text:style-name="T8">value</text:span>]<text:tab/><text:line-break/><text:span text:style-name="T10">Set a SEND parameter.</text:span></text:p>
      <text:p text:style-name="P23">PAD-CHAR<text:tab/><text:line-break/><text:span text:style-name="T10">Set the Pad character to be used while sending files. It is currently a dummy entry, and does not do anything.</text:span></text:p>
      <text:p text:style-name="P23"><text:span text:style-name="T10">PADDING</text:span> [<text:span text:style-name="T8">value</text:span>]<text:tab/><text:line-break/><text:span text:style-name="T10">Set the number of PAD-CHARS to be used while sending files. This too does nothing.</text:span></text:p>
      <text:p text:style-name="P23">START-OF-<text:span text:style-name="T10">PACKET<text:tab/><text:line-break/>Set the default start of packet character to another character than control-A. This may be necessary on systems (including intervening networks) that trap control-A characters. Choose a control character not otherwise used, ie not carriage return (13D, 0DH), line feed (10D, 0AH), tabs (09D, 09H), backspace (08H), and bell (07H) or any other used between you and your remote system.</text:span></text:p>
      <text:p text:style-name="P14">SPEED <text:span text:style-name="T8">value</text:span><text:tab/><text:line-break/><text:span text:style-name="T10">Change the baud rate of the communications port. This command only works if supported by the terminal driver. value is the numeric baud rate (300, 9600, etc.) desired. Type SET SPEED followed by a question mark for a list of supported baud rates.</text:span></text:p>
      <text:p text:style-name="P14">TACTRAP<text:tab/><text:line-break/>Set the TAC intercept character. If you are attached to a TAC <text:span text:style-name="T10">it will swallow the intercept character (commercial AT sign by default) so Kermit sends it twice. With this command you can set the intercept character (ie the one to send twice) to another character.</text:span></text:p>
      <text:p text:style-name="P14">TERMINAL <text:span text:style-name="T8">option</text:span><text:tab/><text:line-break/><text:span text:style-name="T10">Select one of the following terminal characteristics:</text:span></text:p>
      <text:p text:style-name="P24"><text:span text:style-name="T10">OFF<text:tab/></text:span>sets emulation off, and its up to the attached terminal <text:span text:style-name="T10">to respond to escape sequences sent from the remote host system.</text:span></text:p>
      <text:p text:style-name="P24"><text:span text:style-name="T10">DUMB<text:tab/></text:span>Like off, but carriage return and line feed characters <text:span text:style-name="T10">are the only control characters accepted. All other control characters are simply ignored. (Really a "Glass TTY").</text:span></text:p>
      <text:p text:style-name="P25">EXTERNAL<text:tab/><text:line-break/>Emulation is provided for by a routine in the system dependent part of Kermit. Attempting to set this option without having and externally supplied routine will return a "Not Implemented" error.</text:p>
      <text:p text:style-name="P24"><text:span text:style-name="T10">OFF<text:tab/></text:span>All characters are passed directly to the terminal <text:span text:style-name="T10">without any interpretation by Kermit.</text:span></text:p>
      <text:p text:style-name="P24"><text:span text:style-name="T10">VT52<text:tab/></text:span>When connected as a terminal to a foreign host, the <text:span text:style-name="T10">micro emulates a VT52. VT52 emulation is set by default, except on micros that already have terminal functionality built in, such as the DEC VT180 and DECmate (these act as VT100-series terminals).</text:span></text:p>
      <text:p text:style-name="P24"><text:soft-page-break/><text:span text:style-name="T10">QUIET<text:tab/></text:span>Do not display any file transfer information onto the <text:span text:style-name="T10">console. This mode is useful if you console takes a long time to update the display. Only the file name is displayed. DEBUGging information is not displayed even if selected.</text:span></text:p>
      <text:p text:style-name="P24"><text:span text:style-name="T10">REGULAR<text:tab/><text:line-break/></text:span>Inverse of QUIET. All packets etc displayed, as <text:span text:style-name="T10">usual.</text:span></text:p>
      <text:p text:style-name="P14">TIMER ON (or OFF)<text:tab/><text:line-break/><text:span text:style-name="T10">Enable or disable the timer. The timer is off by default, because in the normal case Kermit-180 is communicating with a mainframe Kermit that has its own timer. Mainframe Kermit timers tend to be more precise or adaptable to changing conditions. You should SET TIMER ON if you are communicating with a Kermit that does not have a timer. You should SET TIMER OFF if you are communicating over a network with long delays.</text:span></text:p>
      <text:p text:style-name="P14">WARNING ON (or OFF)<text:tab/><text:line-break/><text:span text:style-name="T10">Warn user of filename conflicts when receiving files from remote host, and attempt to generate a unique name by adding "&amp;" characters to the given name. ON by default, which is equivalent to SET COLLISION RENAME.</text:span></text:p>
      <text:p text:style-name="P18">SHOW<text:tab/>Display all settable parameters. You will get a page or so of the <text:span text:style-name="T10">status and all parameters that can be set using the SET command.</text:span></text:p>
      <text:p text:style-name="P20">STATUS<text:tab/>The same function as Show.</text:p>
      <text:p text:style-name="P20">STAY<text:tab/>Equivalent to SET NO-EXIT.</text:p>
      <text:p text:style-name="P20">TAKE <text:span text:style-name="T8">filespec</text:span><text:tab/><text:span text:style-name="T10">Take characters and commands from the specified file as if they were entered from the keyboard. This is useful if you want to set up a batch job. A command file can send, get, receive, set functions etc automatically. A TAKE command can be interrupted with ^C.</text:span></text:p>
      <text:p text:style-name="P20"><text:tab/>An automatic "TAKE KERMIT.INI" is <text:span text:style-name="T10">executed</text:span> from the default drive when Kermit-180 is loaded. This can be used to set defaults of band rate, parity, filetype, default drive etc.</text:p>
      <text:p text:style-name="P20"><text:tab/>If KERMIT.INI does not exist, control is given directly to the user.</text:p>
      <text:p text:style-name="P20">TRANSMIT <text:span text:style-name="T8">filespec</text:span> <text:span text:style-name="T8">turnaround</text:span><text:tab/><text:line-break/><text:span text:style-name="T10">Send the specified file to the system on the other end of the connection as though it were being typed at the terminal, one line at a time. Each line sent is terminated with a carriage return, and any line feeds are stripped from the file sent. After each line has been sent Kermit waits for a character string from the host (e.g. a carriage return). If not specified, a carriage return is assumed. No Kermit protocol is involved. An asterisk (star) is sent to the console for every line sent, to indicate how the transfer is progressing. This is useful for sending files to systems that don't have a Kermit program. During transmission, you may type one of these single-character commands:</text:span></text:p>
      <text:p text:style-name="P14">Control-C<text:tab/><text:line-break/><text:span text:style-name="T10">Cease transmission, and drop into terminal emulation mode.</text:span></text:p>
      <text:p text:style-name="P14">CR <text:s/>(carriage return)<text:tab/><text:line-break/>Re-transmit the previous line.</text:p>
      <text:p text:style-name="P20">TYPE <text:span text:style-name="T8">filespec</text:span><text:tab/><text:span text:style-name="T10">Type a local file or files on your screen. A Ctrl-C will cancel the command and return to the Kermit prompt. A Ctrl-X will cancel the current file and go on to the next one, if any. Typing Ctrl-S while the file is being displayed will suspend the output, typing Ctrl-Q will resume output.</text:span></text:p>
      <text:p text:style-name="P20">VERSION<text:tab/>Show the name, edit number, and edit date of several of the modules <text:span text:style-name="T10">that make up Kermit-180.</text:span></text:p>
      <text:h text:style-name="Heading_20_1" text:outline-level="1"><text:bookmark-start text:name="__RefHeading___Toc801_2973613166"/>Assembling Kermit-180 from the sources<text:bookmark-end text:name="__RefHeading___Toc801_2973613166"/></text:h>
      <text:p text:style-name="P2">Kermit-180 is built in from the following files:</text:p>
      <text:p text:style-name="P26">KDEF.INC<text:tab/>Definitions for KERMIT</text:p>
      <text:p text:style-name="P27">KMIT.MAC<text:tab/>Initialization, main loop, miscellaneous commands (BYE, EXIT, LOG, PAUSE, HELP and TAKE)</text:p>
      <text:p text:style-name="P27">KCOM.MAC<text:tab/>Second part of commands (SET and SHOW).</text:p>
      <text:p text:style-name="P27">KPKT.MAC<text:tab/>KERMIT protocol handler (SEND, RECEIVE, LOGOUT, and FINISH commands)</text:p>
      <text:p text:style-name="P27">KREM.MAC<text:tab/>REMOTE routines</text:p>
      <text:p text:style-name="P27">KSER.MAC<text:tab/>SERVER routines</text:p>
      <text:p text:style-name="P27">KTT.MAC<text:tab/>The transparent commands (TRANSMIT, CONNECT)</text:p>
      <text:p text:style-name="P27">KCMD.MAC<text:tab/>The command parser</text:p>
      <text:p text:style-name="P27">KSYS.MAC<text:tab/>RSX180/280-specific routines and local file handling commands (DIR, ERA, USER, TYPE, PRINT, COPY)</text:p>
      <text:p text:style-name="P27">KUTL.MAC<text:tab/>Utility routines and data</text:p>
      <text:p text:style-name="P27">KDAT.MAC<text:tab/>Global data space</text:p>
      <text:p text:style-name="P2">Unlike Kermit-80, there are no customizable <text:span text:style-name="T18">system-dependent</text:span> files since all the communication is done via the system device drivers, and RSX180/280 <text:span text:style-name="T19">programs </text:span>are not allowed to access I/O ports directly anyway.</text:p>
      <text:p text:style-name="P2">There is a jump entry in the KSYS.MAC file to allow users to add their own terminal emulator (a leftover of Kermit-80). If you write the code for such an emulator, you must load this jump address with the address of your emulator, and SET TERMINAL EXTERNAL from within Kermit. All characters will be passed to this routine during connect mode.</text:p>
      <text:p text:style-name="P2">The files are assembled separately with ZSM4 and the resulting relocatable object files combined into the final task image file with the TKB linker. The provided BUILD.CMD command file automates the build steps under RSX180 or RSX280. Note that you will still need the system include files and the standard SYSLIB library, which are normally found in the [SYSTEM] directory of the OS distribution. If they are in another directory then you will have to edit the BUILD.CMD file accordingly.</text:p>
      <text:p text:style-name="P2">If you are doing the development system on an PC, then you can assemble the files using a CP/M emulator such as John Elliott's ZXCC and the supplied <text:span text:style-name="T6">M</text:span>akefile. You can transfer later on your assembled files to the target system using the vol180 utility supplied with the RSX180 or RSX280 development tree.</text:p>
      <text:p text:style-name="P2">Note that the current version of Kermit-180 is built by default as a privileged task since it needs to set the characteristics of the terminal used for communications to slave with echo disabled, and those are privileged operations for terminals other than the user's current one. This has the undesirable side effect that Kermit-180 can access any file in the system, and in any directory, regardless of the current user privileges. That is not a problem as long as Kermit-180 is not INStalled, since only privileged users can run a privileged task.</text:p>
      <text:h text:style-name="Heading_20_2" text:outline-level="2"><text:bookmark-start text:name="__RefHeading___Toc803_2973613166"/>Future Work<text:bookmark-end text:name="__RefHeading___Toc803_2973613166"/></text:h>
      <text:p text:style-name="P2">Work that needs to be done in future releases includes:</text:p>
      <text:list xml:id="list809389155" text:style-name="L2">
        <text:list-item>
          <text:p text:style-name="P41">Addition of missing features, e.g. compression of repeated characters during packet transmission, transmission of file attributes (particularly size, so that "percent done" can be displayed for both incoming and outbound files.)</text:p>
        </text:list-item>
        <text:list-item>
          <text:p text:style-name="P41"><text:soft-page-break/>Command macros, more advanced login scripts.</text:p>
        </text:list-item>
        <text:list-item>
          <text:p text:style-name="P42">Implement more Server commands.</text:p>
        </text:list-item>
        <text:list-item>
          <text:p text:style-name="P41">etc.</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1799in" style:contextual-spacing="false" style:page-number="auto" fo:break-before="page"/>
      <style:text-properties style:font-name="Bitstream Charter1" fo:font-family="'Bitstream Charter'" style:font-style-name="Bold"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799in" fo:margin-bottom="0.1598in" style:contextual-spacing="false" fo:text-align="justify" style:justify-single-word="false"/>
      <style:text-properties style:font-name="Bitstream Charter1" fo:font-family="'Bitstream Charter'" style:font-style-name="Bold" style:font-family-generic="roman" style:font-pitch="variable" fo:font-size="14pt"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line-height="200%" fo:text-align="center" style:justify-single-word="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201in" fo:margin-bottom="0in" style:contextual-spacing="false" fo:line-height="150%"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8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officeooo:rsid="0023d6d8" officeooo:paragraph-rsid="0023d6d8"/>
    </style:style>
    <style:style style:name="MT1" style:family="text">
      <style:text-properties officeooo:rsid="0021207e"/>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2">3.1</text:chapter><text:s/><text:chapter text:display="name" text:outline-level="2">Future Work</text:chapter><text:tab/><text:tab/><text:span text:style-name="MT1">Page </text:span><text:page-number text:select-page="current">17</text:page-number></text:p>
      </style:header>
      <style:header-left>
        <text:p text:style-name="Header_20_left"><text:span text:style-name="MT1">Page </text:span><text:page-number text:select-page="current">16</text:page-number><text:tab/><text:tab/><text:chapter text:display="number" text:outline-level="2">3</text:chapter> <text:chapter text:display="name" text:outline-level="2">Assembling Kermit-180 from the sources</text:chapter></text:p>
      </style:header-left>
      <style:header-first>
        <text:p text:style-name="MP1">Page <text:page-number text:select-page="current">2</text:page-number><text:tab/><text:tab/><text:chapter text:display="number" text:outline-level="2"/> <text:chapter text:display="name" text:outline-level="2"/></text:p>
      </style:head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9T23:53:05.038153900</meta:creation-date>
    <dc:date>2021-12-05T09:55:56.955689449</dc:date>
    <meta:editing-duration>PT2H2M58S</meta:editing-duration>
    <meta:editing-cycles>40</meta:editing-cycles>
    <meta:generator>LibreOffice/7.1.4.2$Linux_X86_64 LibreOffice_project/10$Build-2</meta:generator>
    <dc:creator>Héctor Peraza</dc:creator>
    <meta:document-statistic meta:table-count="0" meta:image-count="0" meta:object-count="0" meta:page-count="17" meta:paragraph-count="216" meta:word-count="6206" meta:character-count="37320" meta:non-whitespace-character-count="31217"/>
  </office:meta>
</office:document-meta>
</file>